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cripts/python/embeddedmacro.py" manifest:media-type=""/>
  <manifest:file-entry manifest:full-path="Scripts/python/pythonpath/__pycache__/constants.cpython-35.pyc" manifest:media-type=""/>
  <manifest:file-entry manifest:full-path="Scripts/python/pythonpath/__pycache__/fordebugging.cpython-35.pyc" manifest:media-type=""/>
  <manifest:file-entry manifest:full-path="Scripts/python/pythonpath/designr2/commons.py" manifest:media-type=""/>
  <manifest:file-entry manifest:full-path="Scripts/python/pythonpath/designr2/points.py" manifest:media-type=""/>
  <manifest:file-entry manifest:full-path="Scripts/python/pythonpath/designr2/staticdialog.py" manifest:media-type=""/>
  <manifest:file-entry manifest:full-path="Scripts/python/pythonpath/designr2/ichiran.py" manifest:media-type=""/>
  <manifest:file-entry manifest:full-path="Scripts/python/pythonpath/designr2/exceptiondialog2.py" manifest:media-type=""/>
  <manifest:file-entry manifest:full-path="Scripts/python/pythonpath/designr2/documentevent.py" manifest:media-type=""/>
  <manifest:file-entry manifest:full-path="Scripts/python/pythonpath/designr2/listeners.py" manifest:media-type=""/>
  <manifest:file-entry manifest:full-path="Scripts/python/pythonpath/designr2/datedialog.py" manifest:media-type=""/>
  <manifest:file-entry manifest:full-path="Scripts/python/pythonpath/designr2/transientdialog.py" manifest:media-type=""/>
  <manifest:file-entry manifest:full-path="Scripts/python/pythonpath/designr2/__init__.py" manifest:media-type=""/>
  <manifest:file-entry manifest:full-path="Scripts/python/pythonpath/designr2/dialogcommons.py" manifest:media-type=""/>
  <manifest:file-entry manifest:full-path="Scripts/python/pythonpath/tdocimport.py" manifest:media-type=""/>
  <manifest:file-entry manifest:full-path="Scripts/python/" manifest:media-type="application/binary"/>
  <manifest:file-entry manifest:full-path="Scripts/" manifest:media-type="application/binary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3" style:family="table-column">
      <style:table-column-properties fo:break-before="auto" style:column-width="10.65mm"/>
    </style:style>
    <style:style style:name="co4" style:family="table-column">
      <style:table-column-properties fo:break-before="auto" style:column-width="10.42mm"/>
    </style:style>
    <style:style style:name="co5" style:family="table-column">
      <style:table-column-properties fo:break-before="auto" style:column-width="9.98mm"/>
    </style:style>
    <style:style style:name="co6" style:family="table-column">
      <style:table-column-properties fo:break-before="auto" style:column-width="8.4mm"/>
    </style:style>
    <style:style style:name="co7" style:family="table-column">
      <style:table-column-properties fo:break-before="auto" style:column-width="21.1mm"/>
    </style:style>
    <style:style style:name="co1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23.6mm"/>
    </style:style>
    <style:style style:name="co9" style:family="table-column">
      <style:table-column-properties fo:break-before="auto" style:column-width="6.81mm"/>
    </style:style>
    <style:style style:name="co12" style:family="table-column">
      <style:table-column-properties fo:break-before="auto" style:column-width="24.04mm"/>
    </style:style>
    <style:style style:name="co13" style:family="table-column">
      <style:table-column-properties fo:break-before="auto" style:column-width="29.72mm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7.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text-style style:name="N100">
      <number:text-content/>
    </number:text-style>
    <style:style style:name="ce100" style:family="table-cell" style:parent-style-name="Default" style:data-style-name="N36">
      <style:table-cell-properties fo:background-color="transparent" fo:border="none"/>
      <style:text-properties style:font-name="ＭＳ Ｐゴシック" style:font-name-asian="ＭＳ Ｐゴシック"/>
    </style:style>
    <style:style style:name="ce101" style:family="table-cell" style:parent-style-name="Default">
      <style:table-cell-properties fo:border="none"/>
    </style:style>
    <style:style style:name="ce53" style:family="table-cell" style:parent-style-name="Default">
      <style:table-cell-properties fo:border="none"/>
      <style:text-properties style:font-name="ＭＳ Ｐゴシック" style:font-name-asian="ＭＳ Ｐゴシック"/>
    </style:style>
    <style:style style:name="ce66" style:family="table-cell" style:parent-style-name="Default" style:data-style-name="N100">
      <style:table-cell-properties fo:border="none"/>
      <style:text-properties style:font-name="ＭＳ Ｐゴシック" style:font-name-asian="ＭＳ Ｐゴシック"/>
    </style:style>
    <style:style style:name="ce75" style:family="table-cell" style:parent-style-name="Default">
      <style:table-cell-properties fo:border-bottom="none" fo:border-left="1.3pt dashed #9999ff" fo:border-right="1.3pt dashed #ff00ff" fo:border-top="none"/>
      <style:text-properties style:font-name="ＭＳ Ｐゴシック" style:font-name-asian="ＭＳ Ｐゴシック"/>
    </style:style>
    <style:style style:name="ce87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ＭＳ Ｐゴシック" style:font-name-asian="ＭＳ Ｐゴシック"/>
    </style:style>
    <style:style style:name="ce88" style:family="table-cell" style:parent-style-name="Default">
      <style:table-cell-properties fo:border-bottom="1.3pt dashed #ff00ff" fo:background-color="transparent" fo:border-left="1.3pt dashed #9999ff" fo:border-right="1.3pt dashed #ff00ff" fo:border-top="1.3pt dashed #9999ff"/>
      <style:text-properties style:font-name="ＭＳ Ｐゴシック" style:font-name-asian="ＭＳ Ｐゴシック"/>
    </style:style>
    <style:style style:name="ce89" style:family="table-cell" style:parent-style-name="Default">
      <style:table-cell-properties fo:border-bottom="none" fo:background-color="transparent" fo:border-left="1.3pt dashed #9999ff" fo:border-right="1.3pt dashed #ff00ff" fo:border-top="none"/>
      <style:text-properties style:font-name="ＭＳ Ｐゴシック" style:font-name-asian="ＭＳ Ｐゴシック"/>
    </style:style>
    <style:style style:name="ce91" style:family="table-cell" style:parent-style-name="Default">
      <style:table-cell-properties fo:background-color="transparent" fo:border="none"/>
      <style:text-properties style:font-name="ＭＳ Ｐゴシック" style:font-name-asian="ＭＳ Ｐゴシック"/>
    </style:style>
    <style:style style:name="ce92" style:family="table-cell" style:parent-style-name="Default">
      <style:table-cell-properties fo:border-bottom="1.3pt dashed #ff00ff" fo:background-color="transparent" fo:border-left="none" fo:border-right="none" fo:border-top="1.3pt dashed #9999ff"/>
      <style:text-properties style:font-name="ＭＳ Ｐゴシック" style:font-name-asian="ＭＳ Ｐゴシック"/>
    </style:style>
    <style:style style:name="ce93" style:family="table-cell" style:parent-style-name="Default" style:data-style-name="N0">
      <style:table-cell-properties fo:border-bottom="1.3pt dashed #ff00ff" fo:background-color="transparent" fo:border-left="none" fo:border-right="none" fo:border-top="1.3pt dashed #9999ff"/>
      <style:text-properties style:font-name="ＭＳ Ｐゴシック" style:font-name-asian="ＭＳ Ｐゴシック"/>
    </style:style>
    <style:style style:name="ce94" style:family="table-cell" style:parent-style-name="Default" style:data-style-name="N0">
      <style:table-cell-properties fo:background-color="transparent" fo:border="none"/>
      <style:text-properties style:font-name="ＭＳ Ｐゴシック" style:font-name-asian="ＭＳ Ｐゴシック"/>
    </style:style>
    <style:style style:name="ce99" style:family="table-cell" style:parent-style-name="Default" style:data-style-name="N36">
      <style:table-cell-properties fo:border-bottom="1.3pt dashed #ff00ff" fo:border-left="none" fo:border-right="none" fo:border-top="1.3pt dashed #9999ff"/>
      <style:text-properties style:font-name="ＭＳ Ｐゴシック" style:font-name-asian="ＭＳ Ｐゴシック"/>
    </style:style>
    <style:style style:name="ce102" style:family="table-cell" style:parent-style-name="Default">
      <style:table-cell-properties fo:background-color="#c0c0c0" fo:border="none"/>
      <style:text-properties style:font-name="ＭＳ Ｐゴシック" style:font-name-asian="ＭＳ Ｐゴシック"/>
    </style:style>
    <style:style style:name="ce103" style:family="table-cell" style:parent-style-name="Default" style:data-style-name="N36">
      <style:table-cell-properties fo:border="none"/>
      <style:text-properties style:font-name="ＭＳ Ｐゴシック" style:font-name-asian="ＭＳ Ｐゴシック"/>
    </style:style>
    <style:style style:name="ce104" style:family="table-cell" style:parent-style-name="Default">
      <style:table-cell-properties style:text-align-source="fix" style:repeat-content="false" fo:border="none"/>
      <style:paragraph-properties fo:text-align="center"/>
      <style:text-properties style:font-name="ＭＳ Ｐゴシック" style:font-name-asian="ＭＳ Ｐゴシック"/>
    </style:style>
    <style:style style:name="ce105" style:family="table-cell" style:parent-style-name="Default">
      <style:table-cell-properties fo:border-bottom="1.3pt dashed #ff00ff" fo:background-color="#c0c0c0" fo:border-left="none" fo:border-right="none" fo:border-top="1.3pt dashed #9999ff"/>
      <style:text-properties style:font-name="ＭＳ Ｐゴシック" style:font-name-asian="ＭＳ Ｐゴシック"/>
    </style:style>
    <style:style style:name="ce106" style:family="table-cell" style:parent-style-name="Default" style:data-style-name="N10113">
      <style:table-cell-properties fo:background-color="transparent" fo:border="none"/>
      <style:text-properties fo:color="#00ccff" style:font-name="ＭＳ Ｐゴシック" style:font-name-asian="ＭＳ Ｐゴシック"/>
    </style:style>
    <style:style style:name="ce107" style:family="table-cell" style:parent-style-name="Default" style:data-style-name="N10113">
      <style:table-cell-properties fo:background-color="transparent" fo:border="none"/>
      <style:text-properties fo:color="#ff0000" style:font-name="ＭＳ Ｐゴシック" style:font-name-asian="ＭＳ Ｐゴシック"/>
    </style:style>
    <style:style style:name="ce108" style:family="table-cell" style:parent-style-name="Default" style:data-style-name="N10113">
      <style:table-cell-properties fo:border-bottom="1.3pt dashed #ff00ff" fo:background-color="transparent" fo:border-left="none" fo:border-right="none" fo:border-top="1.3pt dashed #9999ff"/>
      <style:text-properties style:use-window-font-color="true" style:font-name="ＭＳ Ｐゴシック" style:font-name-asian="ＭＳ Ｐゴシック"/>
    </style:style>
    <style:style style:name="ce109" style:family="table-cell" style:parent-style-name="Default" style:data-style-name="N10113">
      <style:table-cell-properties fo:background-color="transparent" fo:border="none"/>
      <style:text-properties style:use-window-font-color="true" style:font-name="ＭＳ Ｐゴシック" style:font-name-asian="ＭＳ Ｐゴシック"/>
    </style:style>
    <style:style style:name="ce110" style:family="table-cell" style:parent-style-name="Default" style:data-style-name="N10113">
      <style:table-cell-properties fo:background-color="#ff0000" fo:border="none"/>
      <style:text-properties style:use-window-font-color="true" style:font-name="ＭＳ Ｐゴシック" style:font-name-asian="ＭＳ Ｐゴシック"/>
    </style:style>
    <style:style style:name="ce111" style:family="table-cell" style:parent-style-name="Default" style:data-style-name="N10113">
      <style:table-cell-properties fo:background-color="#ff0000" fo:border="none"/>
      <style:text-properties fo:color="#00ccff" style:font-name="ＭＳ Ｐゴシック" style:font-name-asian="ＭＳ Ｐゴシック"/>
    </style:style>
    <style:style style:name="ce77" style:family="table-cell" style:parent-style-name="Default">
      <style:table-cell-properties fo:border-bottom="1.3pt dashed #ff00ff" fo:border-left="1.3pt dashed #9999ff" fo:border-right="1.3pt dashed #ff00ff" fo:border-top="1.3pt dashed #9999ff"/>
      <style:text-properties style:font-name="ＭＳ Ｐゴシック" style:font-name-asian="ＭＳ Ｐゴシック"/>
    </style:style>
    <style:style style:name="ce84" style:family="table-cell" style:parent-style-name="Default">
      <style:table-cell-properties fo:border-bottom="1.3pt dashed #ff00ff" fo:border-left="none" fo:border-right="none" fo:border-top="1.3pt dashed #9999ff"/>
      <style:text-properties style:font-name="ＭＳ Ｐゴシック" style:font-name-asian="ＭＳ Ｐゴシック"/>
    </style:style>
    <style:style style:name="ce2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font-name="ＭＳ Ｐゴシック" style:font-name-asian="ＭＳ Ｐゴシック"/>
    </style:style>
    <style:style style:name="ce27" style:family="table-cell" style:parent-style-name="Default">
      <style:table-cell-properties fo:border="none"/>
      <style:text-properties style:font-name="ＭＳ Ｐゴシック" style:font-name-asian="ＭＳ Ｐゴシック"/>
    </style:style>
    <style:style style:name="ce54" style:family="table-cell" style:parent-style-name="Default">
      <style:table-cell-properties fo:background-color="#000000" fo:border="none"/>
      <style:text-properties fo:color="#000000" style:font-name="ＭＳ Ｐゴシック" style:font-name-asian="ＭＳ Ｐゴシック"/>
    </style:style>
    <style:style style:name="ce29" style:family="table-cell" style:parent-style-name="Default" style:data-style-name="N100">
      <style:table-cell-properties fo:border="none"/>
      <style:text-properties style:font-name="ＭＳ Ｐゴシック" style:font-name-asian="ＭＳ Ｐゴシック"/>
    </style:style>
    <style:style style:name="ce72" style:family="table-cell" style:parent-style-name="Default" style:data-style-name="N100">
      <style:table-cell-properties fo:border="none"/>
    </style:style>
    <style:style style:name="ce73" style:family="table-cell" style:parent-style-name="Default" style:data-style-name="N100">
      <style:table-cell-properties fo:border="none"/>
      <style:text-properties style:font-name="ＭＳ Ｐゴシック"/>
    </style:style>
    <style:style style:name="ce32" style:family="table-cell" style:parent-style-name="Default">
      <style:table-cell-properties fo:border-bottom="1.3pt dashed #ff00ff" fo:border-left="none" fo:border-right="none" fo:border-top="1.3pt dashed #9999ff"/>
      <style:text-properties style:font-name="ＭＳ Ｐゴシック" style:font-name-asian="ＭＳ Ｐゴシック"/>
    </style:style>
    <style:style style:name="ce78" style:family="table-cell" style:parent-style-name="Default">
      <style:table-cell-properties fo:background-color="#000000" fo:border="none"/>
      <style:text-properties style:font-name="ＭＳ Ｐゴシック" style:font-name-asian="ＭＳ Ｐゴシック"/>
    </style:style>
    <style:style style:name="ce34" style:family="table-cell" style:parent-style-name="Default">
      <style:table-cell-properties fo:border-bottom="none" style:text-align-source="fix" style:repeat-content="false" fo:border-left="1.3pt dashed #9999ff" fo:border-right="1.3pt dashed #ff00ff" fo:border-top="none" style:vertical-align="middle"/>
      <style:paragraph-properties fo:text-align="center" fo:margin-left="0mm"/>
      <style:text-properties style:font-name="ＭＳ Ｐゴシック" style:font-name-asian="ＭＳ Ｐゴシック"/>
    </style:style>
    <style:style style:name="ce35" style:family="table-cell" style:parent-style-name="Default">
      <style:table-cell-properties fo:border-bottom="none" fo:border-left="1.3pt dashed #9999ff" fo:border-right="1.3pt dashed #ff00ff" fo:border-top="none"/>
      <style:text-properties style:font-name="ＭＳ Ｐゴシック" style:font-name-asian="ＭＳ Ｐゴシック"/>
    </style:style>
    <style:style style:name="ce76" style:family="table-cell" style:parent-style-name="Default">
      <style:table-cell-properties fo:border-bottom="none" fo:background-color="#000000" fo:border-left="1.3pt dashed #9999ff" fo:border-right="1.3pt dashed #ff00ff" fo:border-top="none"/>
      <style:text-properties style:font-name="ＭＳ Ｐゴシック" style:font-name-asian="ＭＳ Ｐゴシック"/>
    </style:style>
    <style:style style:name="ce37" style:family="table-cell" style:parent-style-name="Default" style:data-style-name="N10114">
      <style:table-cell-properties fo:border-bottom="none" fo:border-left="1.3pt dashed #9999ff" fo:border-right="1.3pt dashed #ff00ff" fo:border-top="none"/>
      <style:text-properties style:font-name="ＭＳ Ｐゴシック" style:font-name-asian="ＭＳ Ｐゴシック"/>
    </style:style>
    <style:style style:name="ce38" style:family="table-cell" style:parent-style-name="Default">
      <style:table-cell-properties fo:border-bottom="1.3pt dashed #ff00ff" fo:border-left="1.3pt dashed #9999ff" fo:border-right="1.3pt dashed #ff00ff" fo:border-top="1.3pt dashed #9999ff"/>
      <style:text-properties style:font-name="ＭＳ Ｐゴシック" style:font-name-asian="ＭＳ Ｐゴシック"/>
    </style:style>
    <style:style style:name="ce8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font-name-asian="ＭＳ Ｐゴシック"/>
    </style:style>
    <style:style style:name="ce83" style:family="table-cell" style:parent-style-name="Default" style:data-style-name="N10111">
      <style:table-cell-properties fo:border="none"/>
      <style:text-properties style:font-name="ＭＳ Ｐゴシック" style:font-name-asian="ＭＳ Ｐゴシック"/>
    </style:style>
    <style:style style:name="ce41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ＭＳ Ｐゴシック" style:font-name-asian="ＭＳ Ｐゴシック"/>
    </style:style>
    <style:style style:name="ce42" style:family="table-cell" style:parent-style-name="Default">
      <style:table-cell-properties fo:border-bottom="1.3pt dashed #ff00ff" fo:background-color="transparent" fo:border-left="1.3pt dashed #9999ff" fo:border-right="1.3pt dashed #ff00ff" fo:border-top="1.3pt dashed #9999ff"/>
      <style:text-properties style:font-name="ＭＳ Ｐゴシック" style:font-name-asian="ＭＳ Ｐゴシック"/>
    </style:style>
    <style:style style:name="ce43" style:family="table-cell" style:parent-style-name="Default">
      <style:table-cell-properties fo:border-bottom="none" fo:background-color="transparent" fo:border-left="1.3pt dashed #9999ff" fo:border-right="1.3pt dashed #ff00ff" fo:border-top="none"/>
      <style:text-properties style:font-name="ＭＳ Ｐゴシック" style:font-name-asian="ＭＳ Ｐゴシック"/>
    </style:style>
    <style:style style:name="ce44" style:family="table-cell" style:parent-style-name="Default">
      <style:table-cell-properties fo:background-color="transparent" fo:border="none"/>
      <style:text-properties style:font-name="ＭＳ Ｐゴシック" style:font-name-asian="ＭＳ Ｐゴシック"/>
    </style:style>
    <style:style style:name="ce45" style:family="table-cell" style:parent-style-name="Default">
      <style:table-cell-properties fo:border-bottom="1.3pt dashed #ff00ff" fo:background-color="transparent" fo:border-left="none" fo:border-right="none" fo:border-top="1.3pt dashed #9999ff"/>
      <style:text-properties style:font-name="ＭＳ Ｐゴシック" style:font-name-asian="ＭＳ Ｐゴシック"/>
    </style:style>
    <style:style style:name="ce46" style:family="table-cell" style:parent-style-name="Default" style:data-style-name="N0">
      <style:table-cell-properties fo:border-bottom="1.3pt dashed #ff00ff" fo:background-color="transparent" fo:border-left="none" fo:border-right="none" fo:border-top="1.3pt dashed #9999ff"/>
      <style:text-properties style:font-name="ＭＳ Ｐゴシック" style:font-name-asian="ＭＳ Ｐゴシック"/>
    </style:style>
    <style:style style:name="ce47" style:family="table-cell" style:parent-style-name="Default" style:data-style-name="N0">
      <style:table-cell-properties fo:background-color="transparent" fo:border="none"/>
      <style:text-properties style:font-name="ＭＳ Ｐゴシック" style:font-name-asian="ＭＳ Ｐゴシック"/>
    </style:style>
    <style:style style:name="ce48" style:family="table-cell" style:parent-style-name="Default" style:data-style-name="N36">
      <style:table-cell-properties fo:border-bottom="1.3pt dashed #ff00ff" fo:border-left="none" fo:border-right="none" fo:border-top="1.3pt dashed #9999ff"/>
      <style:text-properties style:font-name="ＭＳ Ｐゴシック" style:font-name-asian="ＭＳ Ｐゴシック"/>
    </style:style>
    <style:style style:name="ce49" style:family="table-cell" style:parent-style-name="Default" style:data-style-name="N36">
      <style:table-cell-properties fo:background-color="transparent" fo:border="none"/>
      <style:text-properties style:font-name="ＭＳ Ｐゴシック" style:font-name-asian="ＭＳ Ｐゴシック"/>
    </style:style>
    <style:style style:name="ce50" style:family="table-cell" style:parent-style-name="Default">
      <style:table-cell-properties fo:border="none"/>
    </style:style>
    <style:style style:name="ce51" style:family="table-cell" style:parent-style-name="Default">
      <style:table-cell-properties fo:background-color="#c0c0c0" fo:border="none"/>
      <style:text-properties style:font-name="ＭＳ Ｐゴシック" style:font-name-asian="ＭＳ Ｐゴシック"/>
    </style:style>
    <style:style style:name="ce52" style:family="table-cell" style:parent-style-name="Default" style:data-style-name="N36">
      <style:table-cell-properties fo:border="none"/>
      <style:text-properties style:font-name="ＭＳ Ｐゴシック" style:font-name-asian="ＭＳ Ｐゴシック"/>
    </style:style>
    <style:style style:name="ce55" style:family="table-cell" style:parent-style-name="Default">
      <style:table-cell-properties style:text-align-source="fix" style:repeat-content="false" fo:border="none"/>
      <style:paragraph-properties fo:text-align="center"/>
      <style:text-properties style:font-name="ＭＳ Ｐゴシック" style:font-name-asian="ＭＳ Ｐゴシック"/>
    </style:style>
    <style:style style:name="ce56" style:family="table-cell" style:parent-style-name="Default">
      <style:table-cell-properties fo:border-bottom="1.3pt dashed #ff00ff" fo:background-color="#c0c0c0" fo:border-left="none" fo:border-right="none" fo:border-top="1.3pt dashed #9999ff"/>
      <style:text-properties style:font-name="ＭＳ Ｐゴシック" style:font-name-asian="ＭＳ Ｐゴシック"/>
    </style:style>
    <style:style style:name="ce57" style:family="table-cell" style:parent-style-name="Default" style:data-style-name="N10113">
      <style:table-cell-properties fo:background-color="transparent" fo:border="none"/>
      <style:text-properties fo:color="#00ccff" style:font-name="ＭＳ Ｐゴシック" style:font-name-asian="ＭＳ Ｐゴシック"/>
    </style:style>
    <style:style style:name="ce58" style:family="table-cell" style:parent-style-name="Default" style:data-style-name="N10113">
      <style:table-cell-properties fo:background-color="transparent" fo:border="none"/>
      <style:text-properties fo:color="#ff0000" style:font-name="ＭＳ Ｐゴシック" style:font-name-asian="ＭＳ Ｐゴシック"/>
    </style:style>
    <style:style style:name="ce59" style:family="table-cell" style:parent-style-name="Default" style:data-style-name="N10113">
      <style:table-cell-properties fo:border-bottom="1.3pt dashed #ff00ff" fo:background-color="transparent" fo:border-left="none" fo:border-right="none" fo:border-top="1.3pt dashed #9999ff"/>
      <style:text-properties style:use-window-font-color="true" style:font-name="ＭＳ Ｐゴシック" style:font-name-asian="ＭＳ Ｐゴシック"/>
    </style:style>
    <style:style style:name="ce60" style:family="table-cell" style:parent-style-name="Default" style:data-style-name="N10113">
      <style:table-cell-properties fo:background-color="transparent" fo:border="none"/>
      <style:text-properties style:use-window-font-color="true" style:font-name="ＭＳ Ｐゴシック" style:font-name-asian="ＭＳ Ｐゴシック"/>
    </style:style>
    <style:style style:name="ce61" style:family="table-cell" style:parent-style-name="Default" style:data-style-name="N10113">
      <style:table-cell-properties fo:background-color="#ff0000" fo:border="none"/>
      <style:text-properties style:use-window-font-color="true" style:font-name="ＭＳ Ｐゴシック" style:font-name-asian="ＭＳ Ｐゴシック"/>
    </style:style>
    <style:style style:name="ce62" style:family="table-cell" style:parent-style-name="Default" style:data-style-name="N10113">
      <style:table-cell-properties fo:background-color="#ff0000" fo:border="none"/>
      <style:text-properties fo:color="#00ccff" style:font-name="ＭＳ Ｐゴシック" style:font-name-asian="ＭＳ Ｐゴシック"/>
    </style:style>
  </office:automatic-styles>
  <office:body>
    <office:spreadsheet>
      <table:calculation-settings table:automatic-find-labels="false" table:use-regular-expressions="false" table:use-wildcards="true"/>
      <table:table table:name="一覧" table:style-name="ta1">
        <office:forms form:automatic-focus="false" form:apply-design-mode="false"/>
        <table:table-column table:style-name="co1" table:default-cell-style-name="ce27"/>
        <table:table-column table:style-name="co13" table:default-cell-style-name="ce27"/>
        <table:table-column table:style-name="co1" table:default-cell-style-name="ce35"/>
        <table:table-column table:style-name="co1" table:number-columns-repeated="1021" table:default-cell-style-name="ce27"/>
        <table:table-row table:style-name="ro3">
          <table:table-cell table:style-name="ce26" office:value-type="string" calcext:value-type="string" table:number-columns-spanned="2" table:number-rows-spanned="1">
            <text:p>全部位終了消去</text:p>
          </table:table-cell>
          <table:covered-table-cell table:style-name="ce26"/>
          <table:table-cell table:style-name="ce34" office:value-type="string" calcext:value-type="string">
            <text:p>印刷</text:p>
          </table:table-cell>
          <table:table-cell table:style-name="ce82" office:value-type="string" calcext:value-type="string">
            <text:p>月末印刷</text:p>
          </table:table-cell>
          <table:table-cell table:style-name="ce26" office:value-type="string" calcext:value-type="string">
            <text:p>過去月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漢字名</text:p>
          </table:table-cell>
          <table:table-cell office:value-type="string" calcext:value-type="string">
            <text:p>開始日</text:p>
          </table:table-cell>
          <table:table-cell office:value-type="string" calcext:value-type="string">
            <text:p>終了日</text:p>
          </table:table-cell>
          <table:table-cell table:number-columns-repeated="1020"/>
        </table:table-row>
        <table:table-row table:style-name="ro2">
          <table:table-cell table:style-name="ce54" office:value-type="string" calcext:value-type="string">
            <text:p>黒行</text:p>
          </table:table-cell>
          <table:table-cell table:style-name="ce78"/>
          <table:table-cell table:style-name="ce76"/>
          <table:table-cell table:style-name="ce78" table:number-columns-repeated="1021"/>
        </table:table-row>
        <table:table-row table:style-name="ro2">
          <table:table-cell table:style-name="ce29" office:value-type="string" calcext:value-type="string">
            <text:p>00045454</text:p>
          </table:table-cell>
          <table:table-cell office:value-type="string" calcext:value-type="string">
            <text:p>患者 壱</text:p>
          </table:table-cell>
          <table:table-cell table:style-name="ce37" office:value-type="date" office:date-value="2018-08-20" calcext:value-type="date">
            <text:p>2018-8-20</text:p>
          </table:table-cell>
          <table:table-cell table:style-name="ce83"/>
          <table:table-cell table:number-columns-repeated="1020"/>
        </table:table-row>
        <table:table-row table:style-name="ro2">
          <table:table-cell table:style-name="ce29" office:value-type="string" calcext:value-type="string">
            <text:p>00054785</text:p>
          </table:table-cell>
          <table:table-cell office:value-type="string" calcext:value-type="string">
            <text:p>患者 似</text:p>
          </table:table-cell>
          <table:table-cell table:style-name="ce37" office:value-type="date" office:date-value="2018-07-03" calcext:value-type="date">
            <text:p>2018-7-3</text:p>
          </table:table-cell>
          <table:table-cell table:number-columns-repeated="1021"/>
        </table:table-row>
        <table:table-row table:style-name="ro2">
          <table:table-cell table:style-name="ce72" office:value-type="string" calcext:value-type="string">
            <text:p>00051618</text:p>
          </table:table-cell>
          <table:table-cell office:value-type="string" calcext:value-type="string">
            <text:p>あああ あああ</text:p>
          </table:table-cell>
          <table:table-cell table:style-name="ce37" office:value-type="date" office:date-value="2018-08-27" calcext:value-type="date">
            <text:p>2018-8-27</text:p>
          </table:table-cell>
          <table:table-cell table:number-columns-repeated="1021"/>
        </table:table-row>
        <table:table-row table:style-name="ro2">
          <table:table-cell table:style-name="ce73" office:value-type="string" calcext:value-type="string">
            <text:p>00046488</text:p>
          </table:table-cell>
          <table:table-cell/>
          <table:table-cell table:style-name="ce37" office:value-type="date" office:date-value="2018-09-04" calcext:value-type="date">
            <text:p>2018-9-4</text:p>
          </table:table-cell>
          <table:table-cell table:number-columns-repeated="1021"/>
        </table:table-row>
        <table:table-row table:style-name="ro2">
          <table:table-cell table:style-name="ce29" office:value-type="string" calcext:value-type="string">
            <text:p>00051618</text:p>
          </table:table-cell>
          <table:table-cell/>
          <table:table-cell table:style-name="ce37" office:value-type="date" office:date-value="2018-09-05" calcext:value-type="date">
            <text:p>2018-9-5</text:p>
          </table:table-cell>
          <table:table-cell table:number-columns-repeated="1021"/>
        </table:table-row>
        <table:table-row table:style-name="ro2">
          <table:table-cell table:style-name="ce72" office:value-type="string" calcext:value-type="string">
            <text:p>00004546</text:p>
          </table:table-cell>
          <table:table-cell/>
          <table:table-cell table:style-name="ce37" office:value-type="date" office:date-value="2018-09-11" calcext:value-type="date">
            <text:p>2018-9-11</text:p>
          </table:table-cell>
          <table:table-cell table:number-columns-repeated="1021"/>
        </table:table-row>
        <table:table-row table:style-name="ro2">
          <table:table-cell table:style-name="ce72" office:value-type="string" calcext:value-type="string">
            <text:p>00051618</text:p>
          </table:table-cell>
          <table:table-cell/>
          <table:table-cell table:style-name="ce37" office:value-type="date" office:date-value="2018-09-04" calcext:value-type="date">
            <text:p>2018-9-4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37" office:value-type="date" office:date-value="2018-09-06" calcext:value-type="date">
            <text:p>2018-9-6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37" office:value-type="date" office:date-value="2018-09-07" calcext:value-type="date">
            <text:p>2018-9-7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32" table:number-columns-repeated="2"/>
          <table:table-cell table:style-name="ce38"/>
          <table:table-cell table:style-name="ce32" table:number-columns-repeated="1021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000" table:style-name="ta1">
        <table:table-column table:style-name="co3" table:default-cell-style-name="ce27"/>
        <table:table-column table:style-name="co4" table:default-cell-style-name="ce27"/>
        <table:table-column table:style-name="co5" table:default-cell-style-name="ce27"/>
        <table:table-column table:style-name="co6" table:default-cell-style-name="ce27"/>
        <table:table-column table:style-name="co7" table:default-cell-style-name="ce27"/>
        <table:table-column table:style-name="co1" table:number-columns-repeated="947" table:default-cell-style-name="ce27"/>
        <table:table-column table:style-name="co1" table:number-columns-repeated="72" table:default-cell-style-name="ce50"/>
        <table:table-row table:style-name="ro2">
          <table:table-cell table:style-name="ce41" office:value-type="string" calcext:value-type="string" table:number-columns-spanned="2" table:number-rows-spanned="1">
            <text:p>一覧へ</text:p>
          </table:table-cell>
          <table:covered-table-cell/>
          <table:table-cell table:style-name="ce41" office:value-type="string" calcext:value-type="string" table:number-columns-spanned="2" table:number-rows-spanned="1">
            <text:p>月更新</text:p>
          </table:table-cell>
          <table:covered-table-cell/>
          <table:table-cell table:style-name="ce29" office:value-type="string" calcext:value-type="string">
            <text:p>00131570</text:p>
          </table:table-cell>
          <table:table-cell office:value-type="string" calcext:value-type="string">
            <text:p>部位追加</text:p>
          </table:table-cell>
          <table:table-cell table:number-columns-repeated="1018"/>
        </table:table-row>
        <table:table-row table:style-name="ro2">
          <table:table-cell table:style-name="ce35" office:value-type="string" calcext:value-type="string">
            <text:p>３月前</text:p>
          </table:table-cell>
          <table:table-cell office:value-type="string" calcext:value-type="string">
            <text:p>2月前</text:p>
          </table:table-cell>
          <table:table-cell office:value-type="string" calcext:value-type="string">
            <text:p>1月前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漢字　氏名</text:p>
          </table:table-cell>
          <table:table-cell table:number-columns-repeated="1019"/>
        </table:table-row>
        <table:table-row table:style-name="ro2">
          <table:table-cell table:style-name="ce42"/>
          <table:table-cell table:style-name="ce45" table:number-columns-repeated="2"/>
          <table:table-cell table:style-name="ce46"/>
          <table:table-cell table:style-name="ce48"/>
          <table:table-cell table:number-columns-repeated="1019"/>
        </table:table-row>
        <table:table-row table:style-name="ro2" table:number-rows-repeated="30">
          <table:table-cell table:style-name="ce43"/>
          <table:table-cell table:style-name="ce44" table:number-columns-repeated="2"/>
          <table:table-cell table:style-name="ce47"/>
          <table:table-cell table:style-name="ce49"/>
          <table:table-cell table:number-columns-repeated="1019"/>
        </table:table-row>
        <table:table-row table:style-name="ro2">
          <table:table-cell table:style-name="ce44" table:number-columns-repeated="3"/>
          <table:table-cell table:number-columns-repeated="1021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001" table:style-name="ta1" table:print-ranges="'00000001'.A1:'00000001'.M33">
        <table:table-column table:style-name="co3" table:default-cell-style-name="ce27"/>
        <table:table-column table:style-name="co4" table:default-cell-style-name="ce27"/>
        <table:table-column table:style-name="co5" table:default-cell-style-name="ce27"/>
        <table:table-column table:style-name="co6" table:default-cell-style-name="ce27"/>
        <table:table-column table:style-name="co8" table:default-cell-style-name="ce27"/>
        <table:table-column table:style-name="co9" table:number-columns-repeated="8" table:default-cell-style-name="ce27"/>
        <table:table-column table:style-name="co1" table:number-columns-repeated="955" table:default-cell-style-name="ce27"/>
        <table:table-column table:style-name="co1" table:number-columns-repeated="56" table:default-cell-style-name="ce50"/>
        <table:table-row table:style-name="ro2">
          <table:table-cell table:style-name="ce41" office:value-type="string" calcext:value-type="string" table:number-columns-spanned="2" table:number-rows-spanned="1">
            <text:p>一覧へ</text:p>
          </table:table-cell>
          <table:covered-table-cell/>
          <table:table-cell table:style-name="ce41" office:value-type="string" calcext:value-type="string" table:number-columns-spanned="2" table:number-rows-spanned="1">
            <text:p>月更新</text:p>
          </table:table-cell>
          <table:covered-table-cell/>
          <table:table-cell table:style-name="ce29" office:value-type="string" calcext:value-type="string">
            <text:p>00131570</text:p>
          </table:table-cell>
          <table:table-cell table:style-name="ce55" office:value-type="string" calcext:value-type="string" table:number-columns-spanned="8" table:number-rows-spanned="1">
            <text:p>大転子部</text:p>
          </table:table-cell>
          <table:covered-table-cell table:number-columns-repeated="7"/>
          <table:table-cell office:value-type="string" calcext:value-type="string">
            <text:p>部位追加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３月前</text:p>
          </table:table-cell>
          <table:table-cell office:value-type="string" calcext:value-type="string">
            <text:p>2月前</text:p>
          </table:table-cell>
          <table:table-cell office:value-type="string" calcext:value-type="string">
            <text:p>1月前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阿部　太郎</text:p>
          </table:table-cell>
          <table:table-cell office:value-type="string" calcext:value-type="string">
            <text:p>肉芽形成</text:p>
          </table:table-cell>
          <table:table-cell office:value-type="string" calcext:value-type="string">
            <text:p>炎症・感染</text:p>
          </table:table-cell>
          <table:table-cell office:value-type="string" calcext:value-type="string">
            <text:p>浸出液</text:p>
          </table:table-cell>
          <table:table-cell office:value-type="string" calcext:value-type="string">
            <text:p>壊死組織</text:p>
          </table:table-cell>
          <table:table-cell office:value-type="string" calcext:value-type="string">
            <text:p>深さ</text:p>
          </table:table-cell>
          <table:table-cell office:value-type="string" calcext:value-type="string">
            <text:p>ポケット</text:p>
          </table:table-cell>
          <table:table-cell office:value-type="string" calcext:value-type="string">
            <text:p>大きさ</text:p>
          </table:table-cell>
          <table:table-cell office:value-type="string" calcext:value-type="string">
            <text:p>部位別合計</text:p>
          </table:table-cell>
          <table:table-cell table:number-columns-repeated="101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style-name="ce47" office:value-type="float" office:value="33" calcext:value-type="float">
            <text:p>33</text:p>
          </table:table-cell>
          <table:table-cell table:style-name="ce52" office:value-type="date" office:date-value="2018-08-01" calcext:value-type="date">
            <text:p>2018/08/01</text:p>
          </table:table-cell>
          <table:table-cell table:style-name="ce44" office:value-type="float" office:value="4" calcext:value-type="float">
            <text:p>4</text:p>
          </table:table-cell>
          <table:table-cell table:number-columns-repeated="2" table:style-name="ce44" office:value-type="float" office:value="3" calcext:value-type="float">
            <text:p>3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3" calcext:value-type="float">
            <text:p>3</text:p>
          </table:table-cell>
          <table:table-cell table:number-columns-repeated="2" table:style-name="ce44" office:value-type="float" office:value="9" calcext:value-type="float">
            <text:p>9</text:p>
          </table:table-cell>
          <table:table-cell table:style-name="ce44"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51" table:number-columns-repeated="3"/>
          <table:table-cell table:style-name="ce47" office:value-type="float" office:value="33" calcext:value-type="float">
            <text:p>33</text:p>
          </table:table-cell>
          <table:table-cell table:style-name="ce49" office:value-type="date" office:date-value="2018-08-02" calcext:value-type="date">
            <text:p>2018/08/0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51" table:number-columns-repeated="3"/>
          <table:table-cell table:style-name="ce47" office:value-type="float" office:value="33" calcext:value-type="float">
            <text:p>33</text:p>
          </table:table-cell>
          <table:table-cell table:style-name="ce49" office:value-type="date" office:date-value="2018-08-03" calcext:value-type="date">
            <text:p>2018/08/0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51" table:number-columns-repeated="3"/>
          <table:table-cell table:style-name="ce47" office:value-type="float" office:value="33" calcext:value-type="float">
            <text:p>33</text:p>
          </table:table-cell>
          <table:table-cell table:style-name="ce49" office:value-type="date" office:date-value="2018-08-04" calcext:value-type="date">
            <text:p>2018/08/0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51" table:number-columns-repeated="3"/>
          <table:table-cell table:style-name="ce47" office:value-type="float" office:value="33" calcext:value-type="float">
            <text:p>33</text:p>
          </table:table-cell>
          <table:table-cell table:style-name="ce49" office:value-type="date" office:date-value="2018-08-05" calcext:value-type="date">
            <text:p>2018/08/0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51" table:number-columns-repeated="3"/>
          <table:table-cell table:style-name="ce47" office:value-type="float" office:value="33" calcext:value-type="float">
            <text:p>33</text:p>
          </table:table-cell>
          <table:table-cell table:style-name="ce49" office:value-type="date" office:date-value="2018-08-06" calcext:value-type="date">
            <text:p>2018/08/0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51" table:number-columns-repeated="3"/>
          <table:table-cell table:style-name="ce47" office:value-type="float" office:value="33" calcext:value-type="float">
            <text:p>33</text:p>
          </table:table-cell>
          <table:table-cell table:style-name="ce49" office:value-type="date" office:date-value="2018-08-07" calcext:value-type="date">
            <text:p>2018/08/0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51" table:number-columns-repeated="3"/>
          <table:table-cell table:style-name="ce47" office:value-type="float" office:value="33" calcext:value-type="float">
            <text:p>33</text:p>
          </table:table-cell>
          <table:table-cell table:style-name="ce49" office:value-type="date" office:date-value="2018-08-08" calcext:value-type="date">
            <text:p>2018/08/0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51" table:number-columns-repeated="3"/>
          <table:table-cell table:style-name="ce47" office:value-type="float" office:value="33" calcext:value-type="float">
            <text:p>33</text:p>
          </table:table-cell>
          <table:table-cell table:style-name="ce49" office:value-type="date" office:date-value="2018-08-09" calcext:value-type="date">
            <text:p>2018/08/0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51" table:number-columns-repeated="3"/>
          <table:table-cell table:style-name="ce47" office:value-type="float" office:value="33" calcext:value-type="float">
            <text:p>33</text:p>
          </table:table-cell>
          <table:table-cell table:style-name="ce49" office:value-type="date" office:date-value="2018-08-10" calcext:value-type="date">
            <text:p>2018/08/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51" table:number-columns-repeated="3"/>
          <table:table-cell table:style-name="ce47" office:value-type="float" office:value="33" calcext:value-type="float">
            <text:p>33</text:p>
          </table:table-cell>
          <table:table-cell table:style-name="ce49" office:value-type="date" office:date-value="2018-08-11" calcext:value-type="date">
            <text:p>2018/08/1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51" table:number-columns-repeated="3"/>
          <table:table-cell table:style-name="ce47" office:value-type="float" office:value="33" calcext:value-type="float">
            <text:p>33</text:p>
          </table:table-cell>
          <table:table-cell table:style-name="ce49" office:value-type="date" office:date-value="2018-08-12" calcext:value-type="date">
            <text:p>2018/08/1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51" table:number-columns-repeated="3"/>
          <table:table-cell table:style-name="ce47" office:value-type="float" office:value="33" calcext:value-type="float">
            <text:p>33</text:p>
          </table:table-cell>
          <table:table-cell table:style-name="ce49" office:value-type="date" office:date-value="2018-08-13" calcext:value-type="date">
            <text:p>2018/08/1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51" table:number-columns-repeated="3"/>
          <table:table-cell table:style-name="ce47" office:value-type="float" office:value="33" calcext:value-type="float">
            <text:p>33</text:p>
          </table:table-cell>
          <table:table-cell table:style-name="ce49" office:value-type="date" office:date-value="2018-08-14" calcext:value-type="date">
            <text:p>2018/08/1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51" table:number-columns-repeated="3"/>
          <table:table-cell table:style-name="ce47" office:value-type="float" office:value="33" calcext:value-type="float">
            <text:p>33</text:p>
          </table:table-cell>
          <table:table-cell table:style-name="ce49" office:value-type="date" office:date-value="2018-08-15" calcext:value-type="date">
            <text:p>2018/08/1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51" table:number-columns-repeated="3"/>
          <table:table-cell table:style-name="ce47" office:value-type="float" office:value="33" calcext:value-type="float">
            <text:p>33</text:p>
          </table:table-cell>
          <table:table-cell table:style-name="ce49" office:value-type="date" office:date-value="2018-08-16" calcext:value-type="date">
            <text:p>2018/08/1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51" table:number-columns-repeated="3"/>
          <table:table-cell table:style-name="ce47" office:value-type="float" office:value="33" calcext:value-type="float">
            <text:p>33</text:p>
          </table:table-cell>
          <table:table-cell table:style-name="ce49" office:value-type="date" office:date-value="2018-08-17" calcext:value-type="date">
            <text:p>2018/08/1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51" table:number-columns-repeated="3"/>
          <table:table-cell table:style-name="ce47" office:value-type="float" office:value="33" calcext:value-type="float">
            <text:p>33</text:p>
          </table:table-cell>
          <table:table-cell table:style-name="ce49" office:value-type="date" office:date-value="2018-08-18" calcext:value-type="date">
            <text:p>2018/08/1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51" table:number-columns-repeated="3"/>
          <table:table-cell table:style-name="ce47" office:value-type="float" office:value="33" calcext:value-type="float">
            <text:p>33</text:p>
          </table:table-cell>
          <table:table-cell table:style-name="ce49" office:value-type="date" office:date-value="2018-08-19" calcext:value-type="date">
            <text:p>2018/08/1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51" table:number-columns-repeated="3"/>
          <table:table-cell table:style-name="ce47" office:value-type="float" office:value="33" calcext:value-type="float">
            <text:p>33</text:p>
          </table:table-cell>
          <table:table-cell table:style-name="ce49" office:value-type="date" office:date-value="2018-08-20" calcext:value-type="date">
            <text:p>2018/08/2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51" table:number-columns-repeated="3"/>
          <table:table-cell table:style-name="ce47" office:value-type="float" office:value="33" calcext:value-type="float">
            <text:p>33</text:p>
          </table:table-cell>
          <table:table-cell table:style-name="ce49" office:value-type="date" office:date-value="2018-08-21" calcext:value-type="date">
            <text:p>2018/08/2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51" table:number-columns-repeated="3"/>
          <table:table-cell table:style-name="ce47" office:value-type="float" office:value="33" calcext:value-type="float">
            <text:p>33</text:p>
          </table:table-cell>
          <table:table-cell table:style-name="ce49" office:value-type="date" office:date-value="2018-08-22" calcext:value-type="date">
            <text:p>2018/08/2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51" table:number-columns-repeated="3"/>
          <table:table-cell table:style-name="ce47" office:value-type="float" office:value="33" calcext:value-type="float">
            <text:p>33</text:p>
          </table:table-cell>
          <table:table-cell table:style-name="ce49" office:value-type="date" office:date-value="2018-08-23" calcext:value-type="date">
            <text:p>2018/08/2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51" table:number-columns-repeated="3"/>
          <table:table-cell table:style-name="ce47" office:value-type="float" office:value="33" calcext:value-type="float">
            <text:p>33</text:p>
          </table:table-cell>
          <table:table-cell table:style-name="ce49" office:value-type="date" office:date-value="2018-08-24" calcext:value-type="date">
            <text:p>2018/08/2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51" table:number-columns-repeated="3"/>
          <table:table-cell table:style-name="ce47" office:value-type="float" office:value="33" calcext:value-type="float">
            <text:p>33</text:p>
          </table:table-cell>
          <table:table-cell table:style-name="ce49" office:value-type="date" office:date-value="2018-08-25" calcext:value-type="date">
            <text:p>2018/08/2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51" table:number-columns-repeated="3"/>
          <table:table-cell table:style-name="ce47" office:value-type="float" office:value="33" calcext:value-type="float">
            <text:p>33</text:p>
          </table:table-cell>
          <table:table-cell table:style-name="ce49" office:value-type="date" office:date-value="2018-08-26" calcext:value-type="date">
            <text:p>2018/08/2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51" table:number-columns-repeated="3"/>
          <table:table-cell table:style-name="ce47" office:value-type="float" office:value="33" calcext:value-type="float">
            <text:p>33</text:p>
          </table:table-cell>
          <table:table-cell table:style-name="ce49" office:value-type="date" office:date-value="2018-08-27" calcext:value-type="date">
            <text:p>2018/08/2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51" table:number-columns-repeated="3"/>
          <table:table-cell table:style-name="ce47" office:value-type="float" office:value="33" calcext:value-type="float">
            <text:p>33</text:p>
          </table:table-cell>
          <table:table-cell table:style-name="ce49" office:value-type="date" office:date-value="2018-08-28" calcext:value-type="date">
            <text:p>2018/08/2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51" table:number-columns-repeated="3"/>
          <table:table-cell table:style-name="ce47" office:value-type="float" office:value="33" calcext:value-type="float">
            <text:p>33</text:p>
          </table:table-cell>
          <table:table-cell table:style-name="ce49" office:value-type="date" office:date-value="2018-08-29" calcext:value-type="date">
            <text:p>2018/08/2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51" table:number-columns-repeated="3"/>
          <table:table-cell table:style-name="ce47" office:value-type="float" office:value="33" calcext:value-type="float">
            <text:p>33</text:p>
          </table:table-cell>
          <table:table-cell table:style-name="ce49" office:value-type="date" office:date-value="2018-08-30" calcext:value-type="date">
            <text:p>2018/08/3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51" table:number-columns-repeated="3"/>
          <table:table-cell table:style-name="ce47" office:value-type="float" office:value="33" calcext:value-type="float">
            <text:p>33</text:p>
          </table:table-cell>
          <table:table-cell table:style-name="ce49" office:value-type="date" office:date-value="2018-08-31" calcext:value-type="date">
            <text:p>2018/08/3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45454" table:style-name="ta1" table:print-ranges="'00045454'.A1:'00045454'.E33">
        <table:table-column table:style-name="co3" table:default-cell-style-name="ce27"/>
        <table:table-column table:style-name="co4" table:default-cell-style-name="ce27"/>
        <table:table-column table:style-name="co5" table:default-cell-style-name="ce27"/>
        <table:table-column table:style-name="co6" table:default-cell-style-name="ce27"/>
        <table:table-column table:style-name="co12" table:default-cell-style-name="ce27"/>
        <table:table-column table:style-name="co9" table:number-columns-repeated="8" table:default-cell-style-name="ce27"/>
        <table:table-column table:style-name="co1" table:number-columns-repeated="891" table:default-cell-style-name="ce27"/>
        <table:table-column table:style-name="co1" table:number-columns-repeated="120" table:default-cell-style-name="ce50"/>
        <table:table-row table:style-name="ro2">
          <table:table-cell table:style-name="ce41" office:value-type="string" calcext:value-type="string" table:number-columns-spanned="2" table:number-rows-spanned="1">
            <text:p>一覧へ</text:p>
          </table:table-cell>
          <table:covered-table-cell/>
          <table:table-cell table:style-name="ce41" office:value-type="string" calcext:value-type="string" table:number-columns-spanned="2" table:number-rows-spanned="1">
            <text:p>月更新</text:p>
          </table:table-cell>
          <table:covered-table-cell/>
          <table:table-cell table:style-name="ce29" office:value-type="string" calcext:value-type="string">
            <text:p>00045454</text:p>
          </table:table-cell>
          <table:table-cell table:number-columns-spanned="8" table:number-rows-spanned="1"/>
          <table:covered-table-cell table:number-columns-repeated="7"/>
          <table:table-cell office:value-type="string" calcext:value-type="string">
            <text:p>部位追加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３月前</text:p>
          </table:table-cell>
          <table:table-cell office:value-type="string" calcext:value-type="string">
            <text:p>2月前</text:p>
          </table:table-cell>
          <table:table-cell office:value-type="string" calcext:value-type="string">
            <text:p>1月前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患者 壱</text:p>
          </table:table-cell>
          <table:table-cell office:value-type="string" calcext:value-type="string">
            <text:p>深さ</text:p>
          </table:table-cell>
          <table:table-cell office:value-type="string" calcext:value-type="string">
            <text:p>浸出液</text:p>
          </table:table-cell>
          <table:table-cell office:value-type="string" calcext:value-type="string">
            <text:p>大きさ</text:p>
          </table:table-cell>
          <table:table-cell office:value-type="string" calcext:value-type="string">
            <text:p>炎症・感染</text:p>
          </table:table-cell>
          <table:table-cell table:style-name="ce35" office:value-type="string" calcext:value-type="string">
            <text:p>肉芽形成</text:p>
          </table:table-cell>
          <table:table-cell office:value-type="string" calcext:value-type="string">
            <text:p>壊死組織</text:p>
          </table:table-cell>
          <table:table-cell office:value-type="string" calcext:value-type="string">
            <text:p>ポケット</text:p>
          </table:table-cell>
          <table:table-cell office:value-type="string" calcext:value-type="string">
            <text:p>部位別合計</text:p>
          </table:table-cell>
          <table:table-cell table:number-columns-repeated="1011"/>
        </table:table-row>
        <table:table-row table:style-name="ro2">
          <table:table-cell table:style-name="ce44" office:value-type="float" office:value="30" calcext:value-type="float">
            <text:p>30</text:p>
          </table:table-cell>
          <table:table-cell table:style-name="ce44" table:number-columns-repeated="2"/>
          <table:table-cell table:style-name="ce47"/>
          <table:table-cell table:style-name="ce57" office:value-type="date" office:date-value="2018-12-01" calcext:value-type="date">
            <text:p>2018-12-01</text:p>
          </table:table-cell>
          <table:table-cell table:style-name="ce44"/>
          <table:table-cell table:style-name="ce44" office:value-type="float" office:value="1" calcext:value-type="float">
            <text:p>1</text:p>
          </table:table-cell>
          <table:table-cell table:number-columns-repeated="2" table:style-name="ce44" office:value-type="float" office:value="3" calcext:value-type="float">
            <text:p>3</text:p>
          </table:table-cell>
          <table:table-cell table:style-name="ce43" office:value-type="float" office:value="4" calcext:value-type="float">
            <text:p>4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9" calcext:value-type="float">
            <text:p>9</text:p>
          </table:table-cell>
          <table:table-cell table:style-name="ce44"/>
          <table:table-cell table:number-columns-repeated="1011"/>
        </table:table-row>
        <table:table-row table:style-name="ro2">
          <table:table-cell table:style-name="ce51" table:number-columns-repeated="3"/>
          <table:table-cell table:style-name="ce47"/>
          <table:table-cell table:style-name="ce58" office:value-type="date" office:date-value="2018-12-02" calcext:value-type="date">
            <text:p>2018-12-02</text:p>
          </table:table-cell>
          <table:table-cell table:number-columns-repeated="4"/>
          <table:table-cell table:style-name="ce35"/>
          <table:table-cell table:number-columns-repeated="1014"/>
        </table:table-row>
        <table:table-row table:style-name="ro2">
          <table:table-cell table:style-name="ce56" table:number-columns-repeated="3"/>
          <table:table-cell table:style-name="ce46"/>
          <table:table-cell table:style-name="ce59" office:value-type="date" office:date-value="2018-12-03" calcext:value-type="date">
            <text:p>2018-12-03</text:p>
          </table:table-cell>
          <table:table-cell table:style-name="ce32" table:number-columns-repeated="4"/>
          <table:table-cell table:style-name="ce38"/>
          <table:table-cell table:style-name="ce32" table:number-columns-repeated="3"/>
          <table:table-cell table:number-columns-repeated="1011"/>
        </table:table-row>
        <table:table-row table:style-name="ro2">
          <table:table-cell table:style-name="ce51" table:number-columns-repeated="3"/>
          <table:table-cell table:style-name="ce47"/>
          <table:table-cell table:style-name="ce60" office:value-type="date" office:date-value="2018-12-04" calcext:value-type="date">
            <text:p>2018-12-04</text:p>
          </table:table-cell>
          <table:table-cell table:number-columns-repeated="4"/>
          <table:table-cell table:style-name="ce35"/>
          <table:table-cell table:number-columns-repeated="1014"/>
        </table:table-row>
        <table:table-row table:style-name="ro2">
          <table:table-cell table:style-name="ce51" table:number-columns-repeated="3"/>
          <table:table-cell table:style-name="ce47"/>
          <table:table-cell table:style-name="ce60" office:value-type="date" office:date-value="2018-12-05" calcext:value-type="date">
            <text:p>2018-12-05</text:p>
          </table:table-cell>
          <table:table-cell table:number-columns-repeated="4"/>
          <table:table-cell table:style-name="ce35"/>
          <table:table-cell table:number-columns-repeated="1014"/>
        </table:table-row>
        <table:table-row table:style-name="ro2">
          <table:table-cell table:style-name="ce51" table:number-columns-repeated="3"/>
          <table:table-cell table:style-name="ce47"/>
          <table:table-cell table:style-name="ce60" office:value-type="date" office:date-value="2018-12-06" calcext:value-type="date">
            <text:p>2018-12-06</text:p>
          </table:table-cell>
          <table:table-cell table:number-columns-repeated="4"/>
          <table:table-cell table:style-name="ce35"/>
          <table:table-cell table:number-columns-repeated="1014"/>
        </table:table-row>
        <table:table-row table:style-name="ro2">
          <table:table-cell table:style-name="ce51" table:number-columns-repeated="3"/>
          <table:table-cell table:style-name="ce47"/>
          <table:table-cell table:style-name="ce60" office:value-type="date" office:date-value="2018-12-07" calcext:value-type="date">
            <text:p>2018-12-07</text:p>
          </table:table-cell>
          <table:table-cell table:number-columns-repeated="4"/>
          <table:table-cell table:style-name="ce35"/>
          <table:table-cell table:number-columns-repeated="1014"/>
        </table:table-row>
        <table:table-row table:style-name="ro2">
          <table:table-cell table:style-name="ce51" table:number-columns-repeated="3"/>
          <table:table-cell table:style-name="ce47"/>
          <table:table-cell table:style-name="ce57" office:value-type="date" office:date-value="2018-12-08" calcext:value-type="date">
            <text:p>2018-12-08</text:p>
          </table:table-cell>
          <table:table-cell table:number-columns-repeated="4"/>
          <table:table-cell table:style-name="ce35"/>
          <table:table-cell table:number-columns-repeated="1014"/>
        </table:table-row>
        <table:table-row table:style-name="ro2">
          <table:table-cell table:style-name="ce51" table:number-columns-repeated="3"/>
          <table:table-cell table:style-name="ce47"/>
          <table:table-cell table:style-name="ce58" office:value-type="date" office:date-value="2018-12-09" calcext:value-type="date">
            <text:p>2018-12-09</text:p>
          </table:table-cell>
          <table:table-cell table:number-columns-repeated="4"/>
          <table:table-cell table:style-name="ce35"/>
          <table:table-cell table:number-columns-repeated="1014"/>
        </table:table-row>
        <table:table-row table:style-name="ro2">
          <table:table-cell table:style-name="ce51" table:number-columns-repeated="3"/>
          <table:table-cell table:style-name="ce47"/>
          <table:table-cell table:style-name="ce60" office:value-type="date" office:date-value="2018-12-10" calcext:value-type="date">
            <text:p>2018-12-10</text:p>
          </table:table-cell>
          <table:table-cell table:number-columns-repeated="4"/>
          <table:table-cell table:style-name="ce35"/>
          <table:table-cell table:number-columns-repeated="1014"/>
        </table:table-row>
        <table:table-row table:style-name="ro2">
          <table:table-cell table:style-name="ce51" table:number-columns-repeated="3"/>
          <table:table-cell table:style-name="ce47"/>
          <table:table-cell table:style-name="ce60" office:value-type="date" office:date-value="2018-12-11" calcext:value-type="date">
            <text:p>2018-12-11</text:p>
          </table:table-cell>
          <table:table-cell table:number-columns-repeated="4"/>
          <table:table-cell table:style-name="ce35"/>
          <table:table-cell table:number-columns-repeated="1014"/>
        </table:table-row>
        <table:table-row table:style-name="ro2">
          <table:table-cell table:style-name="ce51" table:number-columns-repeated="3"/>
          <table:table-cell table:style-name="ce47"/>
          <table:table-cell table:style-name="ce60" office:value-type="date" office:date-value="2018-12-12" calcext:value-type="date">
            <text:p>2018-12-12</text:p>
          </table:table-cell>
          <table:table-cell table:number-columns-repeated="4"/>
          <table:table-cell table:style-name="ce35"/>
          <table:table-cell table:number-columns-repeated="1014"/>
        </table:table-row>
        <table:table-row table:style-name="ro2">
          <table:table-cell table:style-name="ce51" table:number-columns-repeated="3"/>
          <table:table-cell table:style-name="ce47"/>
          <table:table-cell table:style-name="ce60" office:value-type="date" office:date-value="2018-12-13" calcext:value-type="date">
            <text:p>2018-12-13</text:p>
          </table:table-cell>
          <table:table-cell table:number-columns-repeated="4"/>
          <table:table-cell table:style-name="ce35"/>
          <table:table-cell table:number-columns-repeated="1014"/>
        </table:table-row>
        <table:table-row table:style-name="ro2">
          <table:table-cell table:style-name="ce51" table:number-columns-repeated="3"/>
          <table:table-cell table:style-name="ce47"/>
          <table:table-cell table:style-name="ce60" office:value-type="date" office:date-value="2018-12-14" calcext:value-type="date">
            <text:p>2018-12-14</text:p>
          </table:table-cell>
          <table:table-cell table:number-columns-repeated="4"/>
          <table:table-cell table:style-name="ce35"/>
          <table:table-cell table:number-columns-repeated="1014"/>
        </table:table-row>
        <table:table-row table:style-name="ro2">
          <table:table-cell table:style-name="ce51" table:number-columns-repeated="3"/>
          <table:table-cell table:style-name="ce47"/>
          <table:table-cell table:style-name="ce57" office:value-type="date" office:date-value="2018-12-15" calcext:value-type="date">
            <text:p>2018-12-15</text:p>
          </table:table-cell>
          <table:table-cell table:number-columns-repeated="4"/>
          <table:table-cell table:style-name="ce35"/>
          <table:table-cell table:number-columns-repeated="1014"/>
        </table:table-row>
        <table:table-row table:style-name="ro2">
          <table:table-cell table:style-name="ce51" table:number-columns-repeated="3"/>
          <table:table-cell table:style-name="ce47"/>
          <table:table-cell table:style-name="ce58" office:value-type="date" office:date-value="2018-12-16" calcext:value-type="date">
            <text:p>2018-12-16</text:p>
          </table:table-cell>
          <table:table-cell table:number-columns-repeated="4"/>
          <table:table-cell table:style-name="ce35"/>
          <table:table-cell table:number-columns-repeated="1014"/>
        </table:table-row>
        <table:table-row table:style-name="ro2">
          <table:table-cell table:style-name="ce51" table:number-columns-repeated="3"/>
          <table:table-cell table:style-name="ce47"/>
          <table:table-cell table:style-name="ce60" office:value-type="date" office:date-value="2018-12-17" calcext:value-type="date">
            <text:p>2018-12-17</text:p>
          </table:table-cell>
          <table:table-cell table:number-columns-repeated="4"/>
          <table:table-cell table:style-name="ce35"/>
          <table:table-cell table:number-columns-repeated="1014"/>
        </table:table-row>
        <table:table-row table:style-name="ro2">
          <table:table-cell table:style-name="ce51" table:number-columns-repeated="3"/>
          <table:table-cell table:style-name="ce47"/>
          <table:table-cell table:style-name="ce60" office:value-type="date" office:date-value="2018-12-18" calcext:value-type="date">
            <text:p>2018-12-18</text:p>
          </table:table-cell>
          <table:table-cell table:number-columns-repeated="4"/>
          <table:table-cell table:style-name="ce35"/>
          <table:table-cell table:number-columns-repeated="1014"/>
        </table:table-row>
        <table:table-row table:style-name="ro2">
          <table:table-cell table:style-name="ce51" table:number-columns-repeated="3"/>
          <table:table-cell table:style-name="ce47"/>
          <table:table-cell table:style-name="ce60" office:value-type="date" office:date-value="2018-12-19" calcext:value-type="date">
            <text:p>2018-12-19</text:p>
          </table:table-cell>
          <table:table-cell table:number-columns-repeated="4"/>
          <table:table-cell table:style-name="ce35"/>
          <table:table-cell table:number-columns-repeated="1014"/>
        </table:table-row>
        <table:table-row table:style-name="ro2">
          <table:table-cell table:style-name="ce51" table:number-columns-repeated="3"/>
          <table:table-cell table:style-name="ce47"/>
          <table:table-cell table:style-name="ce60" office:value-type="date" office:date-value="2018-12-20" calcext:value-type="date">
            <text:p>2018-12-20</text:p>
          </table:table-cell>
          <table:table-cell table:number-columns-repeated="4"/>
          <table:table-cell table:style-name="ce35"/>
          <table:table-cell table:number-columns-repeated="1014"/>
        </table:table-row>
        <table:table-row table:style-name="ro2">
          <table:table-cell table:style-name="ce51" table:number-columns-repeated="3"/>
          <table:table-cell table:style-name="ce47"/>
          <table:table-cell table:style-name="ce60" office:value-type="date" office:date-value="2018-12-21" calcext:value-type="date">
            <text:p>2018-12-21</text:p>
          </table:table-cell>
          <table:table-cell table:number-columns-repeated="4"/>
          <table:table-cell table:style-name="ce35"/>
          <table:table-cell table:number-columns-repeated="1014"/>
        </table:table-row>
        <table:table-row table:style-name="ro2">
          <table:table-cell table:style-name="ce51" table:number-columns-repeated="3"/>
          <table:table-cell table:style-name="ce47"/>
          <table:table-cell table:style-name="ce57" office:value-type="date" office:date-value="2018-12-22" calcext:value-type="date">
            <text:p>2018-12-22</text:p>
          </table:table-cell>
          <table:table-cell table:number-columns-repeated="4"/>
          <table:table-cell table:style-name="ce35"/>
          <table:table-cell table:number-columns-repeated="1014"/>
        </table:table-row>
        <table:table-row table:style-name="ro2">
          <table:table-cell table:style-name="ce51" table:number-columns-repeated="3"/>
          <table:table-cell table:style-name="ce47"/>
          <table:table-cell table:style-name="ce58" office:value-type="date" office:date-value="2018-12-23" calcext:value-type="date">
            <text:p>2018-12-23</text:p>
          </table:table-cell>
          <table:table-cell table:number-columns-repeated="4"/>
          <table:table-cell table:style-name="ce35"/>
          <table:table-cell table:number-columns-repeated="1014"/>
        </table:table-row>
        <table:table-row table:style-name="ro2">
          <table:table-cell table:style-name="ce51" table:number-columns-repeated="3"/>
          <table:table-cell table:style-name="ce47"/>
          <table:table-cell table:style-name="ce61" office:value-type="date" office:date-value="2018-12-24" calcext:value-type="date">
            <text:p>2018-12-24</text:p>
          </table:table-cell>
          <table:table-cell table:number-columns-repeated="4"/>
          <table:table-cell table:style-name="ce35"/>
          <table:table-cell table:number-columns-repeated="1014"/>
        </table:table-row>
        <table:table-row table:style-name="ro2">
          <table:table-cell table:style-name="ce51" table:number-columns-repeated="3"/>
          <table:table-cell table:style-name="ce47"/>
          <table:table-cell table:style-name="ce60" office:value-type="date" office:date-value="2018-12-25" calcext:value-type="date">
            <text:p>2018-12-25</text:p>
          </table:table-cell>
          <table:table-cell table:number-columns-repeated="4"/>
          <table:table-cell table:style-name="ce35"/>
          <table:table-cell table:number-columns-repeated="1014"/>
        </table:table-row>
        <table:table-row table:style-name="ro2">
          <table:table-cell table:style-name="ce51" table:number-columns-repeated="3"/>
          <table:table-cell table:style-name="ce47"/>
          <table:table-cell table:style-name="ce60" office:value-type="date" office:date-value="2018-12-26" calcext:value-type="date">
            <text:p>2018-12-26</text:p>
          </table:table-cell>
          <table:table-cell table:number-columns-repeated="4"/>
          <table:table-cell table:style-name="ce35"/>
          <table:table-cell table:number-columns-repeated="1014"/>
        </table:table-row>
        <table:table-row table:style-name="ro2">
          <table:table-cell table:style-name="ce51" table:number-columns-repeated="3"/>
          <table:table-cell table:style-name="ce47"/>
          <table:table-cell table:style-name="ce60" office:value-type="date" office:date-value="2018-12-27" calcext:value-type="date">
            <text:p>2018-12-27</text:p>
          </table:table-cell>
          <table:table-cell table:number-columns-repeated="4"/>
          <table:table-cell table:style-name="ce35"/>
          <table:table-cell table:number-columns-repeated="1014"/>
        </table:table-row>
        <table:table-row table:style-name="ro2">
          <table:table-cell table:style-name="ce51" table:number-columns-repeated="3"/>
          <table:table-cell table:style-name="ce47"/>
          <table:table-cell table:style-name="ce61" office:value-type="date" office:date-value="2018-12-28" calcext:value-type="date">
            <text:p>2018-12-28</text:p>
          </table:table-cell>
          <table:table-cell table:number-columns-repeated="4"/>
          <table:table-cell table:style-name="ce35"/>
          <table:table-cell table:number-columns-repeated="1014"/>
        </table:table-row>
        <table:table-row table:style-name="ro2">
          <table:table-cell table:style-name="ce51" table:number-columns-repeated="3"/>
          <table:table-cell table:style-name="ce47"/>
          <table:table-cell table:style-name="ce62" office:value-type="date" office:date-value="2018-12-29" calcext:value-type="date">
            <text:p>2018-12-29</text:p>
          </table:table-cell>
          <table:table-cell table:number-columns-repeated="4"/>
          <table:table-cell table:style-name="ce35"/>
          <table:table-cell table:number-columns-repeated="1014"/>
        </table:table-row>
        <table:table-row table:style-name="ro2">
          <table:table-cell table:style-name="ce51" table:number-columns-repeated="3"/>
          <table:table-cell table:style-name="ce47"/>
          <table:table-cell table:style-name="ce58" office:value-type="date" office:date-value="2018-12-30" calcext:value-type="date">
            <text:p>2018-12-30</text:p>
          </table:table-cell>
          <table:table-cell table:number-columns-repeated="4"/>
          <table:table-cell table:style-name="ce35"/>
          <table:table-cell table:number-columns-repeated="1014"/>
        </table:table-row>
        <table:table-row table:style-name="ro2">
          <table:table-cell table:style-name="ce51" table:number-columns-repeated="3"/>
          <table:table-cell table:style-name="ce47"/>
          <table:table-cell table:style-name="ce62" office:value-type="date" office:date-value="2018-12-31" calcext:value-type="date">
            <text:p>2018-12-31</text:p>
          </table:table-cell>
          <table:table-cell table:number-columns-repeated="4"/>
          <table:table-cell table:style-name="ce35"/>
          <table:table-cell table:number-columns-repeated="1014"/>
        </table:table-row>
        <table:table-row table:style-name="ro2">
          <table:table-cell table:style-name="ce44" table:number-columns-repeated="3"/>
          <table:table-cell table:number-columns-repeated="1021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54785" table:style-name="ta1">
        <office:forms form:automatic-focus="false" form:apply-design-mode="false"/>
        <table:table-column table:style-name="co3" table:default-cell-style-name="ce27"/>
        <table:table-column table:style-name="co4" table:default-cell-style-name="ce27"/>
        <table:table-column table:style-name="co5" table:default-cell-style-name="ce27"/>
        <table:table-column table:style-name="co6" table:default-cell-style-name="ce27"/>
        <table:table-column table:style-name="co7" table:default-cell-style-name="ce27"/>
        <table:table-column table:style-name="co1" table:number-columns-repeated="899" table:default-cell-style-name="ce27"/>
        <table:table-column table:style-name="co1" table:number-columns-repeated="120" table:default-cell-style-name="ce50"/>
        <table:table-row table:style-name="ro2">
          <table:table-cell table:style-name="ce41" office:value-type="string" calcext:value-type="string" table:number-columns-spanned="2" table:number-rows-spanned="1">
            <text:p>一覧へ</text:p>
          </table:table-cell>
          <table:covered-table-cell/>
          <table:table-cell table:style-name="ce41" office:value-type="string" calcext:value-type="string" table:number-columns-spanned="2" table:number-rows-spanned="1">
            <text:p>月更新</text:p>
          </table:table-cell>
          <table:covered-table-cell/>
          <table:table-cell table:style-name="ce29" office:value-type="string" calcext:value-type="string">
            <text:p>00054785</text:p>
          </table:table-cell>
          <table:table-cell office:value-type="string" calcext:value-type="string">
            <text:p>部位追加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３月前</text:p>
          </table:table-cell>
          <table:table-cell office:value-type="string" calcext:value-type="string">
            <text:p>2月前</text:p>
          </table:table-cell>
          <table:table-cell office:value-type="string" calcext:value-type="string">
            <text:p>1月前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患者 似</text:p>
          </table:table-cell>
          <table:table-cell table:number-columns-repeated="1019"/>
        </table:table-row>
        <table:table-row table:style-name="ro2">
          <table:table-cell table:style-name="ce44" office:value-type="float" office:value="28" calcext:value-type="float">
            <text:p>28</text:p>
          </table:table-cell>
          <table:table-cell table:number-columns-repeated="2" table:style-name="ce44" office:value-type="float" office:value="30" calcext:value-type="float">
            <text:p>30</text:p>
          </table:table-cell>
          <table:table-cell table:style-name="ce47"/>
          <table:table-cell table:style-name="ce57" office:value-type="date" office:date-value="2018-12-01" calcext:value-type="date">
            <text:p>2018-12-01</text:p>
          </table:table-cell>
          <table:table-cell table:number-columns-repeated="1019"/>
        </table:table-row>
        <table:table-row table:style-name="ro2">
          <table:table-cell table:style-name="ce51" table:number-columns-repeated="3"/>
          <table:table-cell table:style-name="ce47"/>
          <table:table-cell table:style-name="ce58" office:value-type="date" office:date-value="2018-12-02" calcext:value-type="date">
            <text:p>2018-12-02</text:p>
          </table:table-cell>
          <table:table-cell table:number-columns-repeated="1019"/>
        </table:table-row>
        <table:table-row table:style-name="ro2">
          <table:table-cell table:style-name="ce51" table:number-columns-repeated="3"/>
          <table:table-cell table:style-name="ce47"/>
          <table:table-cell table:style-name="ce60" office:value-type="date" office:date-value="2018-12-03" calcext:value-type="date">
            <text:p>2018-12-03</text:p>
          </table:table-cell>
          <table:table-cell table:number-columns-repeated="1019"/>
        </table:table-row>
        <table:table-row table:style-name="ro2">
          <table:table-cell table:style-name="ce51" table:number-columns-repeated="3"/>
          <table:table-cell table:style-name="ce47"/>
          <table:table-cell table:style-name="ce60" office:value-type="date" office:date-value="2018-12-04" calcext:value-type="date">
            <text:p>2018-12-04</text:p>
          </table:table-cell>
          <table:table-cell table:number-columns-repeated="1019"/>
        </table:table-row>
        <table:table-row table:style-name="ro2">
          <table:table-cell table:style-name="ce51" table:number-columns-repeated="3"/>
          <table:table-cell table:style-name="ce47"/>
          <table:table-cell table:style-name="ce60" office:value-type="date" office:date-value="2018-12-05" calcext:value-type="date">
            <text:p>2018-12-05</text:p>
          </table:table-cell>
          <table:table-cell table:number-columns-repeated="1019"/>
        </table:table-row>
        <table:table-row table:style-name="ro2">
          <table:table-cell table:style-name="ce51" table:number-columns-repeated="3"/>
          <table:table-cell table:style-name="ce47"/>
          <table:table-cell table:style-name="ce60" office:value-type="date" office:date-value="2018-12-06" calcext:value-type="date">
            <text:p>2018-12-06</text:p>
          </table:table-cell>
          <table:table-cell table:number-columns-repeated="1019"/>
        </table:table-row>
        <table:table-row table:style-name="ro2">
          <table:table-cell table:style-name="ce51" table:number-columns-repeated="3"/>
          <table:table-cell table:style-name="ce47"/>
          <table:table-cell table:style-name="ce60" office:value-type="date" office:date-value="2018-12-07" calcext:value-type="date">
            <text:p>2018-12-07</text:p>
          </table:table-cell>
          <table:table-cell table:number-columns-repeated="1019"/>
        </table:table-row>
        <table:table-row table:style-name="ro2">
          <table:table-cell table:style-name="ce51" table:number-columns-repeated="3"/>
          <table:table-cell table:style-name="ce47"/>
          <table:table-cell table:style-name="ce57" office:value-type="date" office:date-value="2018-12-08" calcext:value-type="date">
            <text:p>2018-12-08</text:p>
          </table:table-cell>
          <table:table-cell table:number-columns-repeated="1019"/>
        </table:table-row>
        <table:table-row table:style-name="ro2">
          <table:table-cell table:style-name="ce51" table:number-columns-repeated="3"/>
          <table:table-cell table:style-name="ce47"/>
          <table:table-cell table:style-name="ce58" office:value-type="date" office:date-value="2018-12-09" calcext:value-type="date">
            <text:p>2018-12-09</text:p>
          </table:table-cell>
          <table:table-cell table:number-columns-repeated="1019"/>
        </table:table-row>
        <table:table-row table:style-name="ro2">
          <table:table-cell table:style-name="ce51" table:number-columns-repeated="3"/>
          <table:table-cell table:style-name="ce47"/>
          <table:table-cell table:style-name="ce60" office:value-type="date" office:date-value="2018-12-10" calcext:value-type="date">
            <text:p>2018-12-10</text:p>
          </table:table-cell>
          <table:table-cell table:number-columns-repeated="1019"/>
        </table:table-row>
        <table:table-row table:style-name="ro2">
          <table:table-cell table:style-name="ce51" table:number-columns-repeated="3"/>
          <table:table-cell table:style-name="ce47"/>
          <table:table-cell table:style-name="ce60" office:value-type="date" office:date-value="2018-12-11" calcext:value-type="date">
            <text:p>2018-12-11</text:p>
          </table:table-cell>
          <table:table-cell table:number-columns-repeated="1019"/>
        </table:table-row>
        <table:table-row table:style-name="ro2">
          <table:table-cell table:style-name="ce51" table:number-columns-repeated="3"/>
          <table:table-cell table:style-name="ce47"/>
          <table:table-cell table:style-name="ce60" office:value-type="date" office:date-value="2018-12-12" calcext:value-type="date">
            <text:p>2018-12-12</text:p>
          </table:table-cell>
          <table:table-cell table:number-columns-repeated="1019"/>
        </table:table-row>
        <table:table-row table:style-name="ro2">
          <table:table-cell table:style-name="ce51" table:number-columns-repeated="3"/>
          <table:table-cell table:style-name="ce47"/>
          <table:table-cell table:style-name="ce60" office:value-type="date" office:date-value="2018-12-13" calcext:value-type="date">
            <text:p>2018-12-13</text:p>
          </table:table-cell>
          <table:table-cell table:number-columns-repeated="1019"/>
        </table:table-row>
        <table:table-row table:style-name="ro2">
          <table:table-cell table:style-name="ce51" table:number-columns-repeated="3"/>
          <table:table-cell table:style-name="ce47"/>
          <table:table-cell table:style-name="ce60" office:value-type="date" office:date-value="2018-12-14" calcext:value-type="date">
            <text:p>2018-12-14</text:p>
          </table:table-cell>
          <table:table-cell table:number-columns-repeated="1019"/>
        </table:table-row>
        <table:table-row table:style-name="ro2">
          <table:table-cell table:style-name="ce51" table:number-columns-repeated="3"/>
          <table:table-cell table:style-name="ce47"/>
          <table:table-cell table:style-name="ce57" office:value-type="date" office:date-value="2018-12-15" calcext:value-type="date">
            <text:p>2018-12-15</text:p>
          </table:table-cell>
          <table:table-cell table:number-columns-repeated="1019"/>
        </table:table-row>
        <table:table-row table:style-name="ro2">
          <table:table-cell table:style-name="ce51" table:number-columns-repeated="3"/>
          <table:table-cell table:style-name="ce47"/>
          <table:table-cell table:style-name="ce58" office:value-type="date" office:date-value="2018-12-16" calcext:value-type="date">
            <text:p>2018-12-16</text:p>
          </table:table-cell>
          <table:table-cell table:number-columns-repeated="1019"/>
        </table:table-row>
        <table:table-row table:style-name="ro2">
          <table:table-cell table:style-name="ce51" table:number-columns-repeated="3"/>
          <table:table-cell table:style-name="ce47"/>
          <table:table-cell table:style-name="ce60" office:value-type="date" office:date-value="2018-12-17" calcext:value-type="date">
            <text:p>2018-12-17</text:p>
          </table:table-cell>
          <table:table-cell table:number-columns-repeated="1019"/>
        </table:table-row>
        <table:table-row table:style-name="ro2">
          <table:table-cell table:style-name="ce51" table:number-columns-repeated="3"/>
          <table:table-cell table:style-name="ce47"/>
          <table:table-cell table:style-name="ce60" office:value-type="date" office:date-value="2018-12-18" calcext:value-type="date">
            <text:p>2018-12-18</text:p>
          </table:table-cell>
          <table:table-cell table:number-columns-repeated="1019"/>
        </table:table-row>
        <table:table-row table:style-name="ro2">
          <table:table-cell table:style-name="ce51" table:number-columns-repeated="3"/>
          <table:table-cell table:style-name="ce47"/>
          <table:table-cell table:style-name="ce60" office:value-type="date" office:date-value="2018-12-19" calcext:value-type="date">
            <text:p>2018-12-19</text:p>
          </table:table-cell>
          <table:table-cell table:number-columns-repeated="1019"/>
        </table:table-row>
        <table:table-row table:style-name="ro2">
          <table:table-cell table:style-name="ce51" table:number-columns-repeated="3"/>
          <table:table-cell table:style-name="ce47"/>
          <table:table-cell table:style-name="ce60" office:value-type="date" office:date-value="2018-12-20" calcext:value-type="date">
            <text:p>2018-12-20</text:p>
          </table:table-cell>
          <table:table-cell table:number-columns-repeated="1019"/>
        </table:table-row>
        <table:table-row table:style-name="ro2">
          <table:table-cell table:style-name="ce51" table:number-columns-repeated="3"/>
          <table:table-cell table:style-name="ce47"/>
          <table:table-cell table:style-name="ce60" office:value-type="date" office:date-value="2018-12-21" calcext:value-type="date">
            <text:p>2018-12-21</text:p>
          </table:table-cell>
          <table:table-cell table:number-columns-repeated="1019"/>
        </table:table-row>
        <table:table-row table:style-name="ro2">
          <table:table-cell table:style-name="ce51" table:number-columns-repeated="3"/>
          <table:table-cell table:style-name="ce47"/>
          <table:table-cell table:style-name="ce57" office:value-type="date" office:date-value="2018-12-22" calcext:value-type="date">
            <text:p>2018-12-22</text:p>
          </table:table-cell>
          <table:table-cell table:number-columns-repeated="1019"/>
        </table:table-row>
        <table:table-row table:style-name="ro2">
          <table:table-cell table:style-name="ce51" table:number-columns-repeated="3"/>
          <table:table-cell table:style-name="ce47"/>
          <table:table-cell table:style-name="ce58" office:value-type="date" office:date-value="2018-12-23" calcext:value-type="date">
            <text:p>2018-12-23</text:p>
          </table:table-cell>
          <table:table-cell table:number-columns-repeated="1019"/>
        </table:table-row>
        <table:table-row table:style-name="ro2">
          <table:table-cell table:style-name="ce51" table:number-columns-repeated="3"/>
          <table:table-cell table:style-name="ce47"/>
          <table:table-cell table:style-name="ce61" office:value-type="date" office:date-value="2018-12-24" calcext:value-type="date">
            <text:p>2018-12-24</text:p>
          </table:table-cell>
          <table:table-cell table:number-columns-repeated="1019"/>
        </table:table-row>
        <table:table-row table:style-name="ro2">
          <table:table-cell table:style-name="ce51" table:number-columns-repeated="3"/>
          <table:table-cell table:style-name="ce47"/>
          <table:table-cell table:style-name="ce60" office:value-type="date" office:date-value="2018-12-25" calcext:value-type="date">
            <text:p>2018-12-25</text:p>
          </table:table-cell>
          <table:table-cell table:number-columns-repeated="1019"/>
        </table:table-row>
        <table:table-row table:style-name="ro2">
          <table:table-cell table:style-name="ce51" table:number-columns-repeated="3"/>
          <table:table-cell table:style-name="ce47"/>
          <table:table-cell table:style-name="ce60" office:value-type="date" office:date-value="2018-12-26" calcext:value-type="date">
            <text:p>2018-12-26</text:p>
          </table:table-cell>
          <table:table-cell table:number-columns-repeated="1019"/>
        </table:table-row>
        <table:table-row table:style-name="ro2">
          <table:table-cell table:style-name="ce51" table:number-columns-repeated="3"/>
          <table:table-cell table:style-name="ce47"/>
          <table:table-cell table:style-name="ce60" office:value-type="date" office:date-value="2018-12-27" calcext:value-type="date">
            <text:p>2018-12-27</text:p>
          </table:table-cell>
          <table:table-cell table:number-columns-repeated="1019"/>
        </table:table-row>
        <table:table-row table:style-name="ro2">
          <table:table-cell table:style-name="ce51" table:number-columns-repeated="3"/>
          <table:table-cell table:style-name="ce47"/>
          <table:table-cell table:style-name="ce61" office:value-type="date" office:date-value="2018-12-28" calcext:value-type="date">
            <text:p>2018-12-28</text:p>
          </table:table-cell>
          <table:table-cell table:number-columns-repeated="1019"/>
        </table:table-row>
        <table:table-row table:style-name="ro2">
          <table:table-cell table:style-name="ce51" table:number-columns-repeated="3"/>
          <table:table-cell table:style-name="ce47"/>
          <table:table-cell table:style-name="ce62" office:value-type="date" office:date-value="2018-12-29" calcext:value-type="date">
            <text:p>2018-12-29</text:p>
          </table:table-cell>
          <table:table-cell table:number-columns-repeated="1019"/>
        </table:table-row>
        <table:table-row table:style-name="ro2">
          <table:table-cell table:style-name="ce51" table:number-columns-repeated="3"/>
          <table:table-cell table:style-name="ce47"/>
          <table:table-cell table:style-name="ce58" office:value-type="date" office:date-value="2018-12-30" calcext:value-type="date">
            <text:p>2018-12-30</text:p>
          </table:table-cell>
          <table:table-cell table:number-columns-repeated="1019"/>
        </table:table-row>
        <table:table-row table:style-name="ro2">
          <table:table-cell table:style-name="ce51" table:number-columns-repeated="3"/>
          <table:table-cell table:style-name="ce47"/>
          <table:table-cell table:style-name="ce62" office:value-type="date" office:date-value="2018-12-31" calcext:value-type="date">
            <text:p>2018-12-31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number-columns-repeated="1021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___config___" table:style-name="ta2">
        <table:table-column table:style-name="co1" table:number-columns-repeated="2" table:default-cell-style-name="Default"/>
        <table:table-row table:style-name="ro2">
          <table:table-cell office:value-type="string" calcext:value-type="string">
            <text:p>dialogstate_開始日</text:p>
          </table:table-cell>
          <table:table-cell office:value-type="string" calcext:value-type="string">
            <text:p>{"CloseCheck": true}</text:p>
          </table:table-cell>
        </table:table-row>
        <table:table-row table:style-name="ro2">
          <table:table-cell office:value-type="string" calcext:value-type="string">
            <text:p>dialogstate_過去月</text:p>
          </table:table-cell>
          <table:table-cell office:value-type="string" calcext:value-type="string">
            <text:p>{"CheckBox1sate": 0, "CheckBox2sate": 1, "Width": 201, "CloseCheck": true, "Height": 97, "OptionCheck": false}</text:p>
          </table:table-cell>
        </table:table-row>
        <table:table-row table:style-name="ro2">
          <table:table-cell office:value-type="string" calcext:value-type="string">
            <text:p>dialogstate_浸出液</text:p>
          </table:table-cell>
          <table:table-cell office:value-type="string" calcext:value-type="string">
            <text:p>{"CheckBox1sate": 0, "OptionCheck": false, "Height": 81, "CloseCheck": true, "CheckBox2sate": 1, "Width": 195}</text:p>
          </table:table-cell>
        </table:table-row>
        <table:table-row table:style-name="ro2">
          <table:table-cell office:value-type="string" calcext:value-type="string">
            <text:p>GridDatarows_浸出液</text:p>
          </table:table-cell>
          <table:table-cell office:value-type="string" calcext:value-type="string">
            <text:p>[["0: なし"], ["1: 少量:毎日のドレッシング交換を要しない"], ["3: 中等量:1日1回のドレッシング交換を要する"], ["6: 多量:1日2回以上のドレッシング交換を要する"]]</text:p>
          </table:table-cell>
        </table:table-row>
        <table:table-row table:style-name="ro2">
          <table:table-cell office:value-type="string" calcext:value-type="string">
            <text:p>dialogstate_壊死組織</text:p>
          </table:table-cell>
          <table:table-cell office:value-type="string" calcext:value-type="string">
            <text:p>{"CheckBox1sate": 0, "CheckBox2sate": 1, "Width": 113, "CloseCheck": true, "Height": 81, "OptionCheck": false}</text:p>
          </table:table-cell>
        </table:table-row>
        <table:table-row table:style-name="ro2">
          <table:table-cell office:value-type="string" calcext:value-type="string">
            <text:p>GridDatarows_壊死組織</text:p>
          </table:table-cell>
          <table:table-cell office:value-type="string" calcext:value-type="string">
            <text:p>[["0: 壊死組織なし"], ["3: 柔らかい壊死組織あり"], ["6: 硬く厚い密着した壊死組織あり"]]</text:p>
          </table:table-cell>
        </table:table-row>
        <table:table-row table:style-name="ro2">
          <table:table-cell office:value-type="string" calcext:value-type="string">
            <text:p>dialogstate_深さ</text:p>
          </table:table-cell>
          <table:table-cell office:value-type="string" calcext:value-type="string">
            <text:p>{"CheckBox1sate": 0, "OptionCheck": false, "Width": 195, "Height": 81, "CloseCheck": true, "CheckBox2sate": 1}</text:p>
          </table:table-cell>
        </table:table-row>
        <table:table-row table:style-name="ro2">
          <table:table-cell office:value-type="string" calcext:value-type="string">
            <text:p>GridDatarows_深さ</text:p>
          </table:table-cell>
          <table:table-cell office:value-type="string" calcext:value-type="string">
            <text:p>[["0: 皮膚損傷・発赤なし"], ["1: 持続する発赤"], ["2: 真皮までの損傷"], ["3: 皮下組織までの損傷"], ["4: 皮下組織を越える損傷"], ["5: 関節腔、体腔に至る損傷"]]</text:p>
          </table:table-cell>
        </table:table-row>
        <table:table-row table:style-name="ro2">
          <table:table-cell office:value-type="string" calcext:value-type="string">
            <text:p>dialogstate_大きさ</text:p>
          </table:table-cell>
          <table:table-cell office:value-type="string" calcext:value-type="string">
            <text:p>{"CheckBox1sate": 0, "CheckBox2sate": 1, "Width": 195, "CloseCheck": true, "Height": 110, "OptionCheck": false}</text:p>
          </table:table-cell>
        </table:table-row>
        <table:table-row table:style-name="ro2">
          <table:table-cell office:value-type="string" calcext:value-type="string">
            <text:p>GridDatarows_大きさ</text:p>
          </table:table-cell>
          <table:table-cell office:value-type="string" calcext:value-type="string">
            <text:p>[["0: 皮膚損傷なし"], ["3: 4未満"], ["6: 4以上16未満"], ["8: 16以上36未満"], ["9: 36以上64未満"], ["12: 64以上100未満"], ["15: 100以上"]]</text:p>
          </table:table-cell>
        </table:table-row>
        <table:table-row table:style-name="ro2">
          <table:table-cell office:value-type="string" calcext:value-type="string">
            <text:p>dialogstate_肉芽形成</text:p>
          </table:table-cell>
          <table:table-cell office:value-type="string" calcext:value-type="string">
            <text:p>{"CheckBox1sate": 0, "CheckBox2sate": 1, "Width": 256, "CloseCheck": true, "Height": 120, "OptionCheck": false}</text:p>
          </table:table-cell>
        </table:table-row>
        <table:table-row table:style-name="ro2">
          <table:table-cell office:value-type="string" calcext:value-type="string">
            <text:p>GridDatarows_肉芽形成</text:p>
          </table:table-cell>
          <table:table-cell office:value-type="string" calcext:value-type="string">
            <text:p>[["0: 治癒あるいは創が浅いため肉芽形成の評価ができない"], ["1: 良性肉芽が創面の90%以上を占める"], ["3: 良性肉芽が創面の50%以上90%未満を占める"], ["4: 良性肉芽が、創面の10%以上50%未満を占める"], ["5: 良性肉芽が、創面の10%未満を占める"], ["6: 良性肉芽が全く形成されていない"]]</text:p>
          </table:table-cell>
        </table:table-row>
        <table:table-row table:style-name="ro2">
          <table:table-cell office:value-type="string" calcext:value-type="string">
            <text:p>dialogstate_ポケット</text:p>
          </table:table-cell>
          <table:table-cell office:value-type="string" calcext:value-type="string">
            <text:p>{"CheckBox1sate": 0, "CheckBox2sate": 1, "Width": 240, "CloseCheck": true, "Height": 93, "OptionCheck": false}</text:p>
          </table:table-cell>
        </table:table-row>
        <table:table-row table:style-name="ro2">
          <table:table-cell office:value-type="string" calcext:value-type="string">
            <text:p>GridDatarows_ポケット</text:p>
          </table:table-cell>
          <table:table-cell office:value-type="string" calcext:value-type="string">
            <text:p>[["0: ポケットなし"], ["6: 4未満"], ["9: 4以上16未満"], ["12: 16以上36未満"], ["24: 36以上"]]</text:p>
          </table:table-cell>
        </table:table-row>
        <table:table-row table:style-name="ro2">
          <table:table-cell office:value-type="string" calcext:value-type="string">
            <text:p>dialogstate_部位選択</text:p>
          </table:table-cell>
          <table:table-cell office:value-type="string" calcext:value-type="string">
            <text:p>{"Width": 104, "CheckBox1sate": 0, "OptionCheck": false, "CloseCheck": true, "Height": 75, "CheckBox2sate": 1}</text:p>
          </table:table-cell>
        </table:table-row>
        <table:table-row table:style-name="ro2">
          <table:table-cell office:value-type="string" calcext:value-type="string">
            <text:p>GridDatarows_部位選択</text:p>
          </table:table-cell>
          <table:table-cell office:value-type="string" calcext:value-type="string">
            <text:p>[["肩"], ["腰椎部"], ["仙骨部"], ["坐骨部"], ["大転子部"], ["腓骨部"], ["腓腹部"], ["足関節外側"], ["踵"]]</text:p>
          </table:table-cell>
        </table:table-row>
        <table:table-row table:style-name="ro2">
          <table:table-cell office:value-type="string" calcext:value-type="string">
            <text:p>dialogstate_炎症・感染</text:p>
          </table:table-cell>
          <table:table-cell office:value-type="string" calcext:value-type="string">
            <text:p>{"CheckBox1sate": 0, "CheckBox2sate": 1, "Width": 347, "CloseCheck": true, "Height": 83, "OptionCheck": false}</text:p>
          </table:table-cell>
        </table:table-row>
        <table:table-row table:style-name="ro2">
          <table:table-cell office:value-type="string" calcext:value-type="string">
            <text:p>GridDatarows_炎症・感染</text:p>
          </table:table-cell>
          <table:table-cell office:value-type="string" calcext:value-type="string">
            <text:p>[["0: 局所の炎症徴候なし"], ["1: 局所の炎症徴候あり(創周囲の発赤、腫脹、熱感、疼痛)"], ["3: 局所の明らかな感染徴候あり(炎症徴候、膿、悪臭など)"], ["9: 全身的影響あり(発熱など)"]]</text:p>
          </table:table-cell>
        </table:table-row>
        <table:table-row table:style-name="ro2">
          <table:table-cell office:value-type="string" calcext:value-type="string">
            <text:p>dialogstate_終了日</text:p>
          </table:table-cell>
          <table:table-cell office:value-type="string" calcext:value-type="string">
            <text:p>{"CloseCheck": true}</text:p>
          </table:table-cell>
        </table:table-row>
      </table:table>
      <table:named-expressions>
        <table:named-range table:name="dialogstate_ポケット" table:base-cell-address="$___config___.$B$13" table:cell-range-address="$___config___.$B$13"/>
        <table:named-range table:name="dialogstate_壊死組織" table:base-cell-address="$___config___.$B$5" table:cell-range-address="$___config___.$B$5"/>
        <table:named-range table:name="dialogstate_大きさ" table:base-cell-address="$___config___.$B$9" table:cell-range-address="$___config___.$B$9"/>
        <table:named-range table:name="dialogstate_浸出液" table:base-cell-address="$___config___.$B$3" table:cell-range-address="$___config___.$B$3"/>
        <table:named-range table:name="dialogstate_深さ" table:base-cell-address="$___config___.$B$7" table:cell-range-address="$___config___.$B$7"/>
        <table:named-range table:name="dialogstate_炎症・感染" table:base-cell-address="$___config___.$B$17" table:cell-range-address="$___config___.$B$17"/>
        <table:named-range table:name="dialogstate_終了日" table:base-cell-address="$___config___.$B$19" table:cell-range-address="$___config___.$B$19"/>
        <table:named-range table:name="dialogstate_肉芽形成" table:base-cell-address="$___config___.$B$11" table:cell-range-address="$___config___.$B$11"/>
        <table:named-range table:name="dialogstate_過去月" table:base-cell-address="$___config___.$B$2" table:cell-range-address="$___config___.$B$2"/>
        <table:named-range table:name="dialogstate_部位選択" table:base-cell-address="$___config___.$B$15" table:cell-range-address="$___config___.$B$15"/>
        <table:named-range table:name="dialogstate_開始日" table:base-cell-address="$___config___.$B$1" table:cell-range-address="$___config___.$B$1"/>
        <table:named-range table:name="GridDatarows_ポケット" table:base-cell-address="$___config___.$B$14" table:cell-range-address="$___config___.$B$14"/>
        <table:named-range table:name="GridDatarows_壊死組織" table:base-cell-address="$___config___.$B$6" table:cell-range-address="$___config___.$B$6"/>
        <table:named-range table:name="GridDatarows_大きさ" table:base-cell-address="$___config___.$B$10" table:cell-range-address="$___config___.$B$10"/>
        <table:named-range table:name="GridDatarows_浸出液" table:base-cell-address="$___config___.$B$4" table:cell-range-address="$___config___.$B$4"/>
        <table:named-range table:name="GridDatarows_深さ" table:base-cell-address="$___config___.$B$8" table:cell-range-address="$___config___.$B$8"/>
        <table:named-range table:name="GridDatarows_炎症・感染" table:base-cell-address="$___config___.$B$18" table:cell-range-address="$___config___.$B$18"/>
        <table:named-range table:name="GridDatarows_肉芽形成" table:base-cell-address="$___config___.$B$12" table:cell-range-address="$___config___.$B$12"/>
        <table:named-range table:name="GridDatarows_部位選択" table:base-cell-address="$___config___.$B$16" table:cell-range-address="$___config___.$B$1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date-style style:name="N111">
      <number:year number:style="long"/>
      <number:text>年</number:text>
      <number:month number:style="long"/>
      <number:text>月</number:text>
      <number:day number:style="long"/>
      <number:text>日（</number:text>
      <number:day-of-week number:calendar="gengou" number:style="long"/>
      <number:text>）</number:text>
    </number:date-style>
    <number:date-style style:name="N10111" number:language="ja" number:country="JP">
      <number:year number:style="long"/>
      <number:text>-</number:text>
      <number:month number:style="long"/>
    </number:date-style>
    <number:date-style style:name="N10112" number:language="ja" number:country="JP">
      <number:year number:style="long"/>
      <number:text>-</number:text>
      <number:month/>
    </number:date-style>
    <number:date-style style:name="N10113" number:language="ja" number:country="JP">
      <number:year number:style="long"/>
      <number:text>-</number:text>
      <number:month/>
      <number:text>-</number:text>
      <number:day number:style="long"/>
    </number:date-style>
    <number:date-style style:name="N10114" number:language="ja" number:country="JP">
      <number:year number:style="long"/>
      <number:text>-</number:text>
      <number:month/>
      <number:text>-</number:text>
      <number:day/>
    </number:date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fo:page-width="297mm" fo:page-height="210.01mm" style:num-format="1" style:print-orientation="landscape" style:scale-to="85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2">0000/00/00</text:date>, <text:time style:data-style-name="N2" text:time-value="00:52:21.165773182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9T12:14:18.557456791</meta:creation-date>
    <dc:date>2018-09-12T00:55:14.221545402</dc:date>
    <meta:editing-duration>P1DT21H28M19S</meta:editing-duration>
    <meta:editing-cycles>505</meta:editing-cycles>
    <meta:generator>LibreOffice/5.4.1.2$Linux_x86 LibreOffice_project/ea7cb86e6eeb2bf3a5af73a8f7777ac570321527</meta:generator>
    <meta:print-date>2018-08-30T23:09:39.195440824</meta:print-date>
    <meta:document-statistic meta:table-count="6" meta:cell-count="504" meta:object-count="0"/>
  </office:meta>
</office:document-meta>
</file>